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e8aa5aa"/>
    </style:style>
    <style:style style:name="P45" style:family="paragraph" style:parent-style-name="Standard">
      <style:text-properties officeooo:rsid="0e8aa5aa" officeooo:paragraph-rsid="0e8aa5aa"/>
    </style:style>
    <style:style style:name="P46" style:family="paragraph" style:parent-style-name="Standard">
      <style:text-properties officeooo:rsid="0e8aa5aa" officeooo:paragraph-rsid="0fb9804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8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9" style:family="paragraph" style:parent-style-name="Footnote">
      <style:text-properties officeooo:rsid="043ccc66" officeooo:paragraph-rsid="0e849f1d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paragraph-rsid="0f0649dd"/>
    </style:style>
    <style:style style:name="P52" style:family="paragraph" style:parent-style-name="Footnote">
      <style:text-properties officeooo:paragraph-rsid="0f140c00"/>
    </style:style>
    <style:style style:name="P53" style:family="paragraph" style:parent-style-name="Footnote">
      <style:text-properties officeooo:paragraph-rsid="0f12f362"/>
    </style:style>
    <style:style style:name="P54" style:family="paragraph" style:parent-style-name="Standard">
      <style:text-properties officeooo:paragraph-rsid="0f99f892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c8b5238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fb98046"/>
    </style:style>
    <style:style style:name="P59" style:family="paragraph" style:parent-style-name="Standard">
      <style:paragraph-properties fo:text-align="center" style:justify-single-word="false"/>
      <style:text-properties officeooo:paragraph-rsid="0d8c21b9"/>
    </style:style>
    <style:style style:name="P60" style:family="paragraph" style:parent-style-name="Standard">
      <style:paragraph-properties fo:text-align="center" style:justify-single-word="false"/>
      <style:text-properties officeooo:paragraph-rsid="0fd58c4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paragraph-rsid="101fb94a"/>
    </style:style>
    <style:style style:name="P67" style:family="paragraph" style:parent-style-name="Standard">
      <style:text-properties officeooo:paragraph-rsid="10245b8e"/>
    </style:style>
    <style:style style:name="P68" style:family="paragraph" style:parent-style-name="Standard">
      <style:text-properties officeooo:paragraph-rsid="10259f28"/>
    </style:style>
    <style:style style:name="P69" style:family="paragraph" style:parent-style-name="Standard">
      <style:text-properties officeooo:paragraph-rsid="10279665"/>
    </style:style>
    <style:style style:name="P70" style:family="paragraph" style:parent-style-name="Standard">
      <style:text-properties officeooo:rsid="104324ed" officeooo:paragraph-rsid="102a6057"/>
    </style:style>
    <style:style style:name="P71" style:family="paragraph" style:parent-style-name="Standard">
      <style:text-properties officeooo:paragraph-rsid="103f66d8"/>
    </style:style>
    <style:style style:name="P72" style:family="paragraph" style:parent-style-name="Standard">
      <style:text-properties officeooo:paragraph-rsid="103fdc47"/>
    </style:style>
    <style:style style:name="P73" style:family="paragraph" style:parent-style-name="Standard">
      <style:text-properties officeooo:paragraph-rsid="104f81b5"/>
    </style:style>
    <style:style style:name="P74" style:family="paragraph" style:parent-style-name="Standard">
      <style:text-properties officeooo:rsid="101e3872" officeooo:paragraph-rsid="10505b46"/>
    </style:style>
    <style:style style:name="P75" style:family="paragraph" style:parent-style-name="Standard">
      <style:text-properties officeooo:paragraph-rsid="1057599b"/>
    </style:style>
    <style:style style:name="P76" style:family="paragraph" style:parent-style-name="Standard">
      <style:text-properties officeooo:paragraph-rsid="10589da9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Footnote">
      <style:text-properties officeooo:paragraph-rsid="107b5934"/>
    </style:style>
    <style:style style:name="P80" style:family="paragraph" style:parent-style-name="Footnote">
      <style:text-properties officeooo:paragraph-rsid="108b0ed7"/>
    </style:style>
    <style:style style:name="P81" style:family="paragraph" style:parent-style-name="Standard">
      <style:text-properties officeooo:paragraph-rsid="108d6c50"/>
    </style:style>
    <style:style style:name="P82" style:family="paragraph" style:parent-style-name="Standard">
      <style:text-properties officeooo:paragraph-rsid="10925ad5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0" style:family="paragraph" style:parent-style-name="Standard">
      <style:paragraph-properties fo:text-align="center" style:justify-single-word="false"/>
      <style:text-properties officeooo:paragraph-rsid="10b8151a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style:font-size-asian="12pt" style:font-size-complex="12pt"/>
    </style:style>
    <style:style style:name="T18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style:use-window-font-color="true" loext:opacity="0%" style:font-name="Liberation Sans" officeooo:rsid="047da547"/>
    </style:style>
    <style:style style:name="T18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style:font-size-asian="12pt" style:font-size-complex="12pt"/>
    </style:style>
    <style:style style:name="T220" style:family="text">
      <style:text-properties style:use-window-font-color="true" loext:opacity="0%" style:font-name="Liberation Sans" officeooo:rsid="0efd8e5c"/>
    </style:style>
    <style:style style:name="T22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officeooo:rsid="04473353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officeooo:rsid="04473353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1" style:family="text">
      <style:text-properties officeooo:rsid="0f0ca65a"/>
    </style:style>
    <style:style style:name="T232" style:family="text">
      <style:text-properties officeooo:rsid="0aace3cd"/>
    </style:style>
    <style:style style:name="T233" style:family="text">
      <style:text-properties officeooo:rsid="0f95a7a0"/>
    </style:style>
    <style:style style:name="T234" style:family="text">
      <style:text-properties officeooo:rsid="0f8f58bd"/>
    </style:style>
    <style:style style:name="T235" style:family="text">
      <style:text-properties style:font-name="Ubuntu1" fo:font-size="10pt" officeooo:rsid="04473353" style:font-size-asian="10pt" style:font-size-complex="10pt"/>
    </style:style>
    <style:style style:name="T236" style:family="text">
      <style:text-properties style:text-underline-style="none"/>
    </style:style>
    <style:style style:name="T237" style:family="text">
      <style:text-properties officeooo:rsid="108e61e7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3"><text:span text:style-name="T145">C</text:span><text:span text:style-name="T144">hecklist voor </text:span><text:span text:style-name="T146">de installatie</text:span><text:span text:style-name="T144"> van </text:span><text:span text:style-name="T144"><text:user-field-get text:name="Distro">Debian</text:user-field-get></text:span><text:span text:style-name="T147"><text:s/></text:span><text:span text:style-name="T147"><text:user-field-get text:name="Version">12</text:user-field-get></text:span><text:span text:style-name="T148"><text:note text:id="ftn1" text:note-class="footnote"><text:note-citation>1</text:note-citation><text:note-body><text:p text:style-name="P20"><text:span text:style-name="T244">D</text:span><text:span text:style-name="T245">eze </text:span><text:span text:style-name="Strong_20_Emphasis"><text:span text:style-name="T254"><text:user-field-get text:name="Distro">Debian</text:user-field-get></text:span></text:span><text:span text:style-name="T246"><text:s/></text:span><text:span text:style-name="T253"><text:user-field-get text:name="Version">12</text:user-field-get></text:span><text:span text:style-name="T253"><text:s/></text:span><text:span text:style-name="Strong_20_Emphasis"><text:span text:style-name="T255"><text:user-field-get text:name="Edition">Server</text:user-field-get></text:span></text:span><text:span text:style-name="T245"><text:s/>(codenaam </text:span><text:span text:style-name="T247">bookworm</text:span><text:span text:style-name="T245">) van </text:span><text:span text:style-name="T248">juni</text:span><text:span text:style-name="T249"> </text:span><text:span text:style-name="Strong_20_Emphasis"><text:span text:style-name="T256"><text:user-field-get text:name="Releaseyear">2023</text:user-field-get></text:span></text:span><text:span text:style-name="T250"><text:s/></text:span><text:span text:style-name="T244">is een zogenaamde </text:span><text:span text:style-name="T245">LTS-</text:span><text:span text:style-name="T244">versie</text:span><text:span text:style-name="T245"> </text:span><text:span text:style-name="T244">(</text:span><text:span text:style-name="T245">staat voor Long-Term Support, </text:span><text:span text:style-name="T251">langetermijnondersteuning</text:span><text:span text:style-name="T244">)</text:span><text:span text:style-name="T251"> </text:span><text:span text:style-name="T252">en</text:span><text:span text:style-name="T250"> </text:span><text:span text:style-name="T245">wordt gedurende 5 jaar ondersteund tot </text:span><text:span text:style-name="T248">juni</text:span><text:span text:style-name="T245"> 202</text:span><text:span text:style-name="T248">8</text:span><text:span text:style-name="T245">.</text:span></text:p></text:note-body></text:note></text:span><text:span text:style-name="T149"><text:s/></text:span><text:span text:style-name="T149"><text:user-field-get text:name="Edition">Server</text:user-field-get></text:span><text:span text:style-name="T184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31">ONDERSTREEPTE</text:span></text:span><text:span text:style-name="T1"> </text:span><text:span text:style-name="T14">woorden</text:span><text:span text:style-name="T13"> het</text:span><text:span text:style-name="Strong_20_Emphasis"><text:span text:style-name="T230"> </text:span></text:span><text:span text:style-name="Strong_20_Emphasis"><text:span text:style-name="T229">tekstvak</text:span></text:span><text:span text:style-name="T14"> </text:span><text:span text:style-name="T15">in,</text:span><text:span text:style-name="T14"> </text:span><text:span text:style-name="T185">zie </text:span><text:span text:style-name="T220">[</text:span><text:span text:style-name="T185">toelichting</text:span><text:span text:style-name="T220">]</text:span><text:span text:style-name="T14">:</text:span></text:p>
      <text:p text:style-name="P23"><text:span text:style-name="Definition"><text:span text:style-name="T18">GEBRUIKER</text:span></text:span><text:span text:style-name="T193"><text:tab/><text:tab/></text:span><text:span text:style-name="T219"> <text:tab/><text:tab/></text:span><text:span text:style-name="T194"><draw:control text:anchor-type="as-char" svg:y="-0.4cm" draw:z-index="11" draw:name="Gebruiker 3" draw:style-name="gr2" draw:text-style-name="P92" svg:width="6.4cm" svg:height="0.6cm" draw:control="control10"><svg:title>Gebruiker</svg:title><svg:desc>Volledige naam, bijv. Jan Stek</svg:desc></draw:control></text:span><text:span text:style-name="T194"><text:tab/> <text:s text:c="2"/></text:span><text:span text:style-name="T195">[</text:span><text:span text:style-name="T196">V</text:span><text:span text:style-name="T188">olledige naam, bijv. </text:span><text:span text:style-name="T190">J</text:span><text:span text:style-name="T217">a</text:span><text:span text:style-name="T190">n </text:span><text:span text:style-name="T217">Jansen</text:span><text:span text:style-name="T218">]</text:span></text:p>
      <text:p text:style-name="P81"><text:span text:style-name="Definition"><text:span text:style-name="T187">g</text:span></text:span><text:span text:style-name="Definition">ebruikersnaam</text:span><text:span text:style-name="Definition"><text:span text:style-name="T236"><text:tab/></text:span></text:span><text:span text:style-name="T186"><draw:control text:anchor-type="as-char" svg:y="-0.4cm" draw:z-index="12" draw:name="Gberuikersnaam 3" draw:style-name="gr2" draw:text-style-name="P92" svg:width="6.4cm" svg:height="0.6cm" draw:control="control11"><svg:title>Gebruikersnaam</svg:title><svg:desc>Korte naam, bijv. jan</svg:desc></draw:control></text:span><text:span text:style-name="T186"><text:tab/> <text:s text:c="2"/></text:span><text:span text:style-name="T5">[</text:span><text:span text:style-name="T6">K</text:span><text:span text:style-name="T4">orte naam, bijv. </text:span><text:span text:style-name="T168">j</text:span><text:span text:style-name="T169">a</text:span><text:span text:style-name="T168">n</text:span><text:span text:style-name="T170">]</text:span></text:p>
      <text:p text:style-name="P23"><text:span text:style-name="Definition"><text:span text:style-name="T237">server</text:span></text:span><text:span text:style-name="Definition">NAAM</text:span><text:span text:style-name="T197"><text:tab/><text:tab/><text:tab/></text:span><draw:control text:anchor-type="as-char" svg:y="-0.4cm" draw:z-index="13" draw:name="Computernaam 2" draw:style-name="gr2" draw:text-style-name="P92" svg:width="6.4cm" svg:height="0.6cm" draw:control="control12"><svg:title>Computernaam</svg:title><svg:desc>Unieke naam van de computer</svg:desc></draw:control><text:tab/> <text:s text:c="2"/><text:span text:style-name="T200">[</text:span><text:span text:style-name="T201">N</text:span><text:span text:style-name="T198">aam van de </text:span><text:span text:style-name="T204">serv</text:span><text:span text:style-name="T198">e</text:span><text:span text:style-name="T199">r, </text:span><text:span text:style-name="T202">bijv. </text:span><text:span text:style-name="T204">sv</text:span><text:span text:style-name="T203">02</text:span><text:span text:style-name="T200">]</text:span></text:p>
      <text:p text:style-name="P23"><text:span text:style-name="Definition"><text:span text:style-name="T206">GEBRUIKER</text:span></text:span><text:span text:style-name="Definition"><text:span text:style-name="T216"><text:tab/></text:span></text:span><text:span text:style-name="T205"><text:tab/></text:span><text:span text:style-name="T219"> <text:tab/><text:tab/></text:span><text:span text:style-name="T194"><draw:control text:anchor-type="as-char" svg:y="-0.4cm" draw:z-index="14" draw:name="Gebruiker 4" draw:style-name="gr2" draw:text-style-name="P92" svg:width="6.4cm" svg:height="0.6cm" draw:control="control13"><svg:title>Gebruiker</svg:title><svg:desc>Volledige naam, bijv. Jan Stek</svg:desc></draw:control></text:span><text:span text:style-name="T194"><text:tab/> <text:s text:c="2"/></text:span><text:span text:style-name="T195">[</text:span><text:span text:style-name="T196">V</text:span><text:span text:style-name="T188">olledige naam </text:span><text:span text:style-name="T191">evt. 2</text:span><text:span text:style-name="T221">e</text:span><text:span text:style-name="T189"> gebruiker</text:span><text:span text:style-name="T192">]</text:span></text:p>
      <text:p text:style-name="P81"><text:span text:style-name="Definition"><text:span text:style-name="T206">GEBRUIKERSN</text:span></text:span><text:span text:style-name="Definition"><text:span text:style-name="T207">aa</text:span></text:span><text:span text:style-name="Definition"><text:span text:style-name="T206">M</text:span></text:span><text:span text:style-name="Definition"><text:span text:style-name="T216"><text:tab/></text:span></text:span><text:span text:style-name="T186"><draw:control text:anchor-type="as-char" svg:y="-0.4cm" draw:z-index="15" draw:name="Gberuikersnaam 4" draw:style-name="gr2" draw:text-style-name="P92" svg:width="6.4cm" svg:height="0.6cm" draw:control="control14"><svg:title>Gebruikersnaam</svg:title><svg:desc>Korte naam, bijv. jan</svg:desc></draw:control></text:span><text:span text:style-name="T186"><text:tab/> <text:s text:c="2"/></text:span><text:span text:style-name="T209">[</text:span><text:span text:style-name="T210">K</text:span><text:span text:style-name="T208">orte naam</text:span><text:span text:style-name="T211"> </text:span><text:span text:style-name="T212">e</text:span><text:span text:style-name="T213">vt. 2</text:span><text:span text:style-name="T222">e</text:span><text:span text:style-name="T213"> </text:span><text:span text:style-name="T214">gebruiker</text:span><text:span text:style-name="T215">]</text:span></text:p>
      <text:p text:style-name="P22"><text:span text:style-name="T150">Vervang </text:span><text:span text:style-name="T153">de</text:span><text:span text:style-name="T150"> </text:span><text:span text:style-name="Definition"><text:span text:style-name="T19">ONDERSTREEPTE</text:span></text:span><text:span text:style-name="T150"> </text:span><text:span text:style-name="T151">woorden </text:span><text:span text:style-name="T150">in deze checklist door </text:span><text:span text:style-name="T153">d</text:span><text:span text:style-name="T155">i</text:span><text:span text:style-name="T153">e </text:span><text:span text:style-name="T154">in </text:span><text:span text:style-name="T155">het</text:span><text:span text:style-name="Strong_20_Emphasis"><text:span text:style-name="T41"> </text:span></text:span><text:span text:style-name="Strong_20_Emphasis"><text:span text:style-name="T54">tekstvak</text:span></text:span><text:span text:style-name="T150">.</text:span></text:p>
      <text:p text:style-name="P25"/>
      <text:p text:style-name="P25"/>
      <text:p text:style-name="P24"><text:span text:style-name="T166">Nog niet op Linux?</text:span><text:span text:style-name="T157"><text:tab/></text:span><text:span text:style-name="Strong_20_Emphasis"><text:span text:style-name="T62"><draw:control text:anchor-type="as-char" draw:z-index="16" draw:name="Vorm 3" draw:style-name="gr1" draw:text-style-name="P91" svg:width="0.35cm" svg:height="0.35cm" draw:control="control15"/></text:span></text:span><text:span text:style-name="T160"><text:tab/></text:span><text:span text:style-name="T161">G</text:span><text:span text:style-name="T158">ebruik </text:span><text:span text:style-name="Strong_20_Emphasis"><text:span text:style-name="T171">Checklist </text:span></text:span><text:span text:style-name="Strong_20_Emphasis"><text:span text:style-name="T172">overzetten</text:span></text:span><text:span text:style-name="T15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9"> onder </text:span><text:span text:style-name="T167">Linux</text:span><text:span text:style-name="T152">.</text:span></text:p>
      <text:p text:style-name="P24"><text:span text:style-name="T164">Nieuwe installatie?</text:span><text:span text:style-name="T152"><text:tab/></text:span><text:span text:style-name="Strong_20_Emphasis"><text:span text:style-name="T62"><draw:control text:anchor-type="as-char" draw:z-index="17" draw:name="Vorm 4" draw:style-name="gr1" draw:text-style-name="P91" svg:width="0.35cm" svg:height="0.35cm" draw:control="control16"/></text:span></text:span><text:span text:style-name="T162"><text:tab/></text:span><text:span text:style-name="T161">B</text:span><text:span text:style-name="T152">egin bij hoofdstuk </text:span><text:span text:style-name="T164"><text:bookmark-ref text:reference-format="page" text:ref-name="__RefNumPara__4009_1271708128">2</text:bookmark-ref></text:span><text:span text:style-name="T164"><text:s text:c="2"/></text:span><text:span text:style-name="T165"><text:bookmark-ref text:reference-format="text" text:ref-name="__RefNumPara__4009_1271708128">Installatie uitvoeren</text:bookmark-ref></text:span><text:span text:style-name="T156">.</text:span></text:p>
      <text:p text:style-name="P21"><text:span text:style-name="Strong_20_Emphasis"><text:span text:style-name="T163"/></text:span></text:p>
      <text:p text:style-name="P21"><text:span text:style-name="Strong_20_Emphasis"><text:span text:style-name="T163"/></text:span></text:p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2"><draw:control text:anchor-type="as-char" draw:z-index="2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2"><draw:control text:anchor-type="as-char" draw:z-index="8" draw:name="Vorm 2" draw:style-name="gr1" draw:text-style-name="P9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31">E</text:span><text:span text:style-name="T132">v</text:span><text:span text:style-name="T133">en</text:span><text:span text:style-name="T135">t</text:span><text:span text:style-name="T136">uele </text:span><text:span text:style-name="T137">extra </text:span><text:span text:style-name="Definition"><text:span text:style-name="T225">gebruiker</text:span></text:span><text:span text:style-name="T137">s aanmelden </text:span><text:span text:style-name="T138">en dezelfde stappen uitvoeren</text:span><text:span text:style-name="T134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90"><text:span text:style-name="Strong_20_Emphasis"><text:span text:style-name="T91"><draw:control text:anchor-type="as-char" draw:z-index="18" draw:name="Vorm 5" draw:style-name="gr1" draw:text-style-name="P9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77"><text:span text:style-name="User_20_Entry"><text:span text:style-name="T141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8"><text:span text:style-name="User_20_Entry"><text:span text:style-name="T14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90"><text:span text:style-name="Strong_20_Emphasis"><text:span text:style-name="T91"><draw:control text:anchor-type="as-char" draw:z-index="19" draw:name="Vorm 7" draw:style-name="gr1" draw:text-style-name="P9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91"><draw:control text:anchor-type="as-char" draw:z-index="20" draw:name="Vorm 8" draw:style-name="gr1" draw:text-style-name="P91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71"><text:span text:style-name="Strong_20_Emphasis"><text:span text:style-name="T56">Typ </text:span></text:span><text:span text:style-name="Strong_20_Emphasis"><text:span text:style-name="T42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5"><text:span text:style-name="Strong_20_Emphasis"><text:span text:style-name="T58">Selecteer</text:span></text:span><text:span text:style-name="Strong_20_Emphasis"><text:span text:style-name="T45"> </text:span></text:span><text:span text:style-name="Strong_20_Emphasis"><text:span text:style-name="T78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9" office:value-type="string">
            <text:p text:style-name="P46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85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2"><draw:control text:anchor-type="as-char" draw:z-index="3" draw:name="Vorm9" draw:style-name="gr1" draw:text-style-name="P9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6"><text:span text:style-name="T179">Start de computer op vanaf</text:span><text:span text:style-name="T179"><text:note text:id="ftn4" text:note-class="footnote"><text:note-citation>1</text:note-citation><text:note-body><text:p text:style-name="P80"><text:span text:style-name="T123">B</text:span><text:span text:style-name="T124">ootmenu/</text:span><text:span text:style-name="T123">S</text:span><text:span text:style-name="T124">etup</text:span><text:span text:style-name="T122"> via </text:span><text:span text:style-name="T120">é</text:span><text:span text:style-name="T121">é</text:span><text:span text:style-name="T123">n van de </text:span><text:span text:style-name="Definition"><text:span text:style-name="T125">Veelgebruikte toetsen:</text:span></text:span><text:span text:style-name="Definition"><text:span text:style-name="T126"> </text:span></text:span><text:span text:style-name="User_20_Entry"><text:span text:style-name="T143">Esc</text:span></text:span><text:span text:style-name="User_20_Entry"><text:span text:style-name="T129">,</text:span></text:span><text:span text:style-name="Definition"><text:span text:style-name="T126"> </text:span></text:span><text:span text:style-name="User_20_Entry"><text:span text:style-name="T143">Delete</text:span></text:span><text:span text:style-name="User_20_Entry"><text:span text:style-name="T130">,</text:span></text:span><text:span text:style-name="Definition"><text:span text:style-name="T126"> </text:span></text:span><text:span text:style-name="User_20_Entry"><text:span text:style-name="T143">F1</text:span></text:span><text:span text:style-name="User_20_Entry"><text:span text:style-name="T130">,</text:span></text:span><text:span text:style-name="Definition"><text:span text:style-name="T126"> </text:span></text:span><text:span text:style-name="User_20_Entry"><text:span text:style-name="T143">F2</text:span></text:span><text:span text:style-name="User_20_Entry"><text:span text:style-name="T130">,</text:span></text:span><text:span text:style-name="Definition"><text:span text:style-name="T126"> </text:span></text:span><text:span text:style-name="User_20_Entry"><text:span text:style-name="T143">F9</text:span></text:span><text:span text:style-name="User_20_Entry"><text:span text:style-name="T130">,</text:span></text:span><text:span text:style-name="Definition"><text:span text:style-name="T126"> </text:span></text:span><text:span text:style-name="User_20_Entry"><text:span text:style-name="T143">F10</text:span></text:span><text:span text:style-name="User_20_Entry"><text:span text:style-name="T130">,</text:span></text:span><text:span text:style-name="Definition"><text:span text:style-name="T126"> </text:span></text:span><text:span text:style-name="User_20_Entry"><text:span text:style-name="T143">F11</text:span></text:span><text:span text:style-name="User_20_Entry"><text:span text:style-name="T130">,</text:span></text:span><text:span text:style-name="Definition"><text:span text:style-name="T126"> </text:span></text:span><text:span text:style-name="Definition"><text:span text:style-name="T127">o</text:span></text:span><text:span text:style-name="Definition"><text:span text:style-name="T128">f</text:span></text:span><text:span text:style-name="Definition"><text:span text:style-name="T126"> </text:span></text:span><text:span text:style-name="User_20_Entry"><text:span text:style-name="T143">F12</text:span></text:span><text:span text:style-name="User_20_Entry"><text:span text:style-name="T130">.</text:span></text:span></text:p></text:note-body></text:note></text:span><text:span text:style-name="T179"> </text:span><text:span text:style-name="T180">een </text:span><text:span text:style-name="T175"><text:user-field-get text:name="Distro">Debian</text:user-field-get></text:span><text:span text:style-name="T176"><text:s/></text:span><text:span text:style-name="T176"><text:user-field-get text:name="Version">12</text:user-field-get></text:span><text:span text:style-name="Strong_20_Emphasis"><text:span text:style-name="T174"><text:s/></text:span></text:span><text:span text:style-name="Strong_20_Emphasis"><text:span text:style-name="T177"><text:user-field-get text:name="Edition">Server</text:user-field-get></text:span></text:span><text:span text:style-name="Strong_20_Emphasis"><text:span text:style-name="T177"><text:s/></text:span></text:span><text:span text:style-name="Strong_20_Emphasis"><text:span text:style-name="T178">Live</text:span></text:span><text:span text:style-name="T87"><text:note text:id="ftn5" text:note-class="footnote"><text:note-citation>2</text:note-citation><text:note-body><text:p text:style-name="P19"><text:span text:style-name="T223">Vanaf een </text:span><text:span text:style-name="T233">L</text:span><text:span text:style-name="T223">ive </text:span><text:span text:style-name="T234">USB</text:span><text:span text:style-name="T232">-stick</text:span><text:span text:style-name="T235"> </text:span><text:span text:style-name="T223">kunt u opstarten en </text:span><text:span text:style-name="T226">met </text:span><text:span text:style-name="Strong_20_Emphasis"><text:span text:style-name="T181"><text:user-field-get text:name="Distro">Debian</text:user-field-get></text:span></text:span><text:span text:style-name="Strong_20_Emphasis"><text:span text:style-name="T181"><text:s/></text:span></text:span><text:span text:style-name="T223">werken zonder enige bestanden op de harde schijf te wijzigen en maakt ook installatie van </text:span><text:span text:style-name="Strong_20_Emphasis"><text:span text:style-name="T181"><text:user-field-get text:name="Distro">Debian</text:user-field-get></text:span></text:span><text:span text:style-name="Strong_20_Emphasis"><text:span text:style-name="T181"><text:s/></text:span></text:span><text:span text:style-name="T223">mogelijk.</text:span></text:p></text:note-body></text:note></text:span><text:span text:style-name="T86"> </text:span><text:span text:style-name="T90">USB</text:span><text:span text:style-name="T88">-stick</text:span><text:span text:style-name="T88"><text:note text:id="ftn6" text:note-class="footnote"><text:note-citation>3</text:note-citation><text:note-body><text:p text:style-name="P79"><text:span text:style-name="Strong_20_Emphasis"><text:span text:style-name="T108">Maak een opstartbare USB-stick</text:span></text:span><text:span text:style-name="Strong_20_Emphasis"><text:span text:style-name="T104">:<text:line-break/></text:span></text:span><text:span text:style-name="Strong_20_Emphasis"><text:span text:style-name="T101">D</text:span></text:span><text:span text:style-name="Strong_20_Emphasis"><text:span text:style-name="T94">ow</text:span></text:span><text:span text:style-name="Strong_20_Emphasis"><text:span text:style-name="T95">nload </text:span></text:span><text:span text:style-name="Strong_20_Emphasis"><text:span text:style-name="T92">e</text:span></text:span><text:span text:style-name="Strong_20_Emphasis"><text:span text:style-name="T96">e</text:span></text:span><text:span text:style-name="Strong_20_Emphasis"><text:span text:style-name="T97">n</text:span></text:span><text:span text:style-name="Strong_20_Emphasis"><text:span text:style-name="T119"> </text:span></text:span><text:span text:style-name="Strong_20_Emphasis"><text:span text:style-name="T140">CD</text:span></text:span><text:span text:style-name="Strong_20_Emphasis"><text:span text:style-name="T139">-beeldbestand</text:span></text:span><text:span text:style-name="Strong_20_Emphasis"><text:span text:style-name="T95"> </text:span></text:span><text:span text:style-name="Strong_20_Emphasis"><text:span text:style-name="T102">(.iso) </text:span></text:span><text:span text:style-name="Strong_20_Emphasis"><text:span text:style-name="T98">v</text:span></text:span><text:span text:style-name="Strong_20_Emphasis"><text:span text:style-name="T99">anaf</text:span></text:span><text:span text:style-name="Strong_20_Emphasis"><text:span text:style-name="T100"> </text:span></text:span><text:a xlink:type="simple" xlink:href="https://www.debian.org/" text:style-name="Internet_20_link" text:visited-style-name="Visited_20_Internet_20_Link"><text:span text:style-name="Strong_20_Emphasis"><text:span text:style-name="T227">debian.org</text:span></text:span></text:a><text:span text:style-name="Strong_20_Emphasis"><text:span text:style-name="T100">, </text:span></text:span><text:span text:style-name="Strong_20_Emphasis"><text:span text:style-name="T103">klik </text:span></text:span><text:span text:style-name="Strong_20_Emphasis"><text:span text:style-name="T106">achtereenvolgens op </text:span></text:span><text:span text:style-name="Strong_20_Emphasis"><text:span text:style-name="T111">Other downloads</text:span></text:span><text:span text:style-name="Strong_20_Emphasis"><text:span text:style-name="T106"> (onder Download) &gt; </text:span></text:span><text:span text:style-name="Strong_20_Emphasis"><text:span text:style-name="T111">Other live ISO</text:span></text:span><text:span text:style-name="Strong_20_Emphasis"><text:span text:style-name="T106"> (onder Try </text:span></text:span><text:span text:style-name="Strong_20_Emphasis"><text:span text:style-name="T106"><text:user-field-get text:name="Distro">Debian</text:user-field-get></text:span></text:span><text:span text:style-name="Strong_20_Emphasis"><text:span text:style-name="T106"><text:s/></text:span></text:span><text:span text:style-name="Strong_20_Emphasis"><text:span text:style-name="T107">live before installing) &gt; <text:line-break/></text:span></text:span><text:span text:style-name="Strong_20_Emphasis"><text:span text:style-name="T110">debian-live-</text:span></text:span><text:span text:style-name="Strong_20_Emphasis"><text:span text:style-name="T110"><text:user-field-get text:name="Version">12</text:user-field-get></text:span></text:span><text:span text:style-name="Strong_20_Emphasis"><text:span text:style-name="T110">...-amd64-standard.iso</text:span></text:span><text:span text:style-name="Strong_20_Emphasis"><text:span text:style-name="T107">.</text:span></text:span><text:span text:style-name="Strong_20_Emphasis"><text:span text:style-name="T95"><text:line-break/></text:span></text:span><text:span text:style-name="Strong_20_Emphasis"><text:span text:style-name="T105">De volgende stappen staan beschreven in </text:span></text:span><text:span text:style-name="Strong_20_Emphasis"><text:span text:style-name="T109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28">karelzimmer.nl</text:span></text:span></text:a><text:span text:style-name="Strong_20_Emphasis"><text:span text:style-name="T105">, onder </text:span></text:span><text:span text:style-name="Strong_20_Emphasis"><text:span text:style-name="T109">Linux</text:span></text:span><text:span text:style-name="Strong_20_Emphasis"><text:span text:style-name="T105">.</text:span></text:span></text:p></text:note-body></text:note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37"><text:span text:style-name="Strong_20_Emphasis"><text:span text:style-name="T58">Selecteer</text:span></text:span><text:span text:style-name="Strong_20_Emphasis"><text:span text:style-name="T66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4" office:value-type="string">
            <text:p text:style-name="P36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5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7" draw:name="Vorm13_ 1" draw:style-name="gr1" draw:text-style-name="P91" svg:width="0.35cm" svg:height="0.35cm" draw:control="control6"/></text:p>
          </table:table-cell>
          <table:table-cell table:style-name="_32_._5f_Installatie_5f_uitvoeren.C6" office:value-type="string">
            <text:p text:style-name="P65"><text:span text:style-name="Strong_20_Emphasis"><text:span text:style-name="T29">Bi</text:span></text:span><text:span text:style-name="Strong_20_Emphasis"><text:span text:style-name="T36">j</text:span></text:span><text:span text:style-name="Strong_20_Emphasis"><text:span text:style-name="T29"> </text:span></text:span><text:span text:style-name="Strong_20_Emphasis"><text:span text:style-name="T73">Select a language</text:span></text:span><text:span text:style-name="Strong_20_Emphasis"><text:span text:style-name="T29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3"><text:span text:style-name="Strong_20_Emphasis"><text:span text:style-name="T36">K</text:span></text:span><text:span text:style-name="Strong_20_Emphasis"><text:span text:style-name="T29">ies </text:span></text:span><text:span text:style-name="Strong_20_Emphasis"><text:span text:style-name="T76">Dutch - </text:span></text:span><text:span text:style-name="Strong_20_Emphasis"><text:span text:style-name="T77">Nederlands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2"><draw:control text:anchor-type="as-char" draw:z-index="4" draw:name="Vorm13" draw:style-name="gr1" draw:text-style-name="P9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64"><text:span text:style-name="Strong_20_Emphasis"><text:span text:style-name="T63">B</text:span></text:span><text:span text:style-name="Strong_20_Emphasis"><text:span text:style-name="T67">ij</text:span></text:span><text:span text:style-name="Strong_20_Emphasis"><text:span text:style-name="T63"> </text:span></text:span><text:span text:style-name="Strong_20_Emphasis"><text:span text:style-name="T69">Het netwerk configurere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9" office:value-type="string">
            <text:p text:style-name="P67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4">C</text:span></text:span><text:span text:style-name="Strong_20_Emphasis"><text:span text:style-name="T71">omputer</text:span></text:span><text:span text:style-name="Strong_20_Emphasis"><text:span text:style-name="T74">naam</text:span></text:span><text:span text:style-name="Strong_20_Emphasis"><text:span text:style-name="T3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9" office:value-type="string">
            <text:p text:style-name="P64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draw:control text:anchor-type="as-char" draw:z-index="10" draw:name="Vorm 1" draw:style-name="gr1" draw:text-style-name="P91" svg:width="0.35cm" svg:height="0.35cm" draw:control="control9"/></text:p>
          </table:table-cell>
          <table:table-cell table:style-name="_32_._5f_Installatie_5f_uitvoeren.C9" office:value-type="string">
            <text:p text:style-name="P74"><text:span text:style-name="Strong_20_Emphasis"><text:span text:style-name="T67">Bij</text:span></text:span> <text:span text:style-name="T22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9" office:value-type="string">
            <text:p text:style-name="P70"><text:span text:style-name="T182">Stel geen </text:span><text:span text:style-name="T183">Root</text:span><text:span text:style-name="T182">-wachtwoord in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4" office:value-type="string">
            <text:p text:style-name="P66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at is </text:span></text:span><text:span text:style-name="Strong_20_Emphasis"><text:span text:style-name="T74">de volledige </text:span></text:span><text:span text:style-name="Strong_20_Emphasis"><text:span text:style-name="T70">naam </text:span></text:span><text:span text:style-name="Strong_20_Emphasis"><text:span text:style-name="T74">van de nieuwe gebruiker</text:span></text:span><text:span text:style-name="Strong_20_Emphasis"><text:span text:style-name="T70">?</text:span></text:span><text:span text:style-name="Strong_20_Emphasis"><text:span text:style-name="T30"> </text:span></text:span><text:span text:style-name="Definition"><text:span text:style-name="T8">gebruiker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4" office:value-type="string">
            <text:p text:style-name="P69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</text:span></text:span><text:span text:style-name="Strong_20_Emphasis"><text:span text:style-name="T75">at is de gebruikersnaam voor uw </text:span></text:span><text:span text:style-name="Strong_20_Emphasis"><text:span text:style-name="T70"><text:s/></text:span></text:span><text:span text:style-name="Strong_20_Emphasis"><text:span text:style-name="T75">account</text:span></text:span><text:span text:style-name="Strong_20_Emphasis"><text:span text:style-name="T70">?</text:span></text:span><text:span text:style-name="Strong_20_Emphasis"><text:span text:style-name="T3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6" office:value-type="string">
            <text:p text:style-name="P68"><text:span text:style-name="Strong_20_Emphasis"><text:span text:style-name="T35">Geef</text:span></text:span><text:span text:style-name="Strong_20_Emphasis"><text:span text:style-name="T30"> </text:span></text:span><text:span text:style-name="Strong_20_Emphasis"><text:span text:style-name="T33">tweemaal </text:span></text:span><text:span text:style-name="Strong_20_Emphasis"><text:span text:style-name="T35">een </text:span></text:span><text:span text:style-name="Strong_20_Emphasis"><text:span text:style-name="T72">wachtwoord</text:span></text:span><text:span text:style-name="Strong_20_Emphasis"><text:span text:style-name="T61">.</text:span></text:span></text:p>
          </table:table-cell>
        </table:table-row>
      </table:table>
      <text:p text:style-name="P38"><text:span text:style-name="Strong_20_Emphasis"><text:span text:style-name="T68"/></text:span></text:p>
      <text:list text:continue-numbering="true" text:style-name="L1">
        <text:list-item>
          <text:p text:style-name="P87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39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2"><draw:control text:anchor-type="as-char" draw:z-index="5" draw:name="Vorm22" draw:style-name="gr1" draw:text-style-name="P9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0"><text:span text:style-name="Strong_20_Emphasis"><text:span text:style-name="T91"><draw:control text:anchor-type="as-char" draw:z-index="21" draw:name="Vorm4" draw:style-name="gr1" draw:text-style-name="P91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7"><text:span text:style-name="User_20_Entry"><text:span text:style-name="T141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3" office:value-type="string">
            <text:p text:style-name="P78"><text:span text:style-name="User_20_Entry"><text:span text:style-name="T14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4"><text:span text:style-name="Strong_20_Emphasis"><text:span text:style-name="T43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90"><text:span text:style-name="Strong_20_Emphasis"><text:span text:style-name="T91"><draw:control text:anchor-type="as-char" draw:z-index="22" draw:name="Vorm 6" draw:style-name="gr1" draw:text-style-name="P91" svg:width="0.35cm" svg:height="0.35cm" draw:control="control21"/></text:span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56">Typ </text:span></text:span><text:span text:style-name="Strong_20_Emphasis"><text:span text:style-name="T42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7"/></text:span></text:p>
          </table:table-cell>
          <table:table-cell table:style-name="_33_._5f_Installatie_5f_afronden.C8" office:value-type="string">
            <text:p text:style-name="P75"><text:span text:style-name="Strong_20_Emphasis"><text:span text:style-name="T58">Selecteer</text:span></text:span><text:span text:style-name="Strong_20_Emphasis"><text:span text:style-name="T46"> </text:span></text:span><text:span text:style-name="Strong_20_Emphasis"><text:span text:style-name="T79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9" office:value-type="string">
            <text:p text:style-name="P46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9"><text:span text:style-name="Strong_20_Emphasis"><text:span text:style-name="T34"><text:tab/></text:span></text:span></text:p>
      <text:p text:style-name="P40"><text:span text:style-name="Strong_20_Emphasis"><text:span text:style-name="T45"><text:tab/></text:span></text:span></text:p>
      <text:list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2"><draw:control text:anchor-type="as-char" draw:z-index="6" draw:name="Vorm36_0" draw:style-name="gr1" draw:text-style-name="P91" svg:width="0.35cm" svg:height="0.35cm" draw:control="control5"/></text:span></text:span></text:p>
          </table:table-cell>
          <table:table-cell table:style-name="Tabel2.A1" office:value-type="string">
            <text:p text:style-name="P62"><text:span text:style-name="Strong_20_Emphasis"><text:span text:style-name="T62"><draw:control text:anchor-type="as-char" draw:z-index="9" draw:name="Vorm36_ 1" draw:style-name="gr1" draw:text-style-name="P91" svg:width="0.35cm" svg:height="0.35cm" draw:control="control8"/></text:span></text:span></text:p>
          </table:table-cell>
          <table:table-cell table:style-name="Tabel2.D1" office:value-type="string">
            <text:p text:style-name="P35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8"><text:note text:id="ftn8" text:note-class="footnote"><text:note-citation>1</text:note-citation><text:note-body><text:p text:style-name="P49"><text:span text:style-name="User_20_Entry"><text:span text:style-name="T93">E</text:span></text:span><text:span text:style-name="User_20_Entry"><text:span text:style-name="T112">v</text:span></text:span><text:span text:style-name="User_20_Entry"><text:span text:style-name="T113">en</text:span></text:span><text:span text:style-name="User_20_Entry"><text:span text:style-name="T115">t</text:span></text:span><text:span text:style-name="User_20_Entry"><text:span text:style-name="T116">uele </text:span></text:span><text:span text:style-name="User_20_Entry"><text:span text:style-name="T117">extra </text:span></text:span><text:span text:style-name="Definition"><text:span text:style-name="T225">gebruiker</text:span></text:span><text:span text:style-name="User_20_Entry"><text:span text:style-name="T117">s aanmelden </text:span></text:span><text:span text:style-name="User_20_Entry"><text:span text:style-name="T118">en dezelfde stappen uitvoeren</text:span></text:span><text:span text:style-name="User_20_Entry"><text:span text:style-name="T114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90"><text:span text:style-name="Strong_20_Emphasis"><text:span text:style-name="T91"><draw:control text:anchor-type="as-char" draw:z-index="23" draw:name="Vorm 9" draw:style-name="gr1" draw:text-style-name="P91" svg:width="0.35cm" svg:height="0.35cm" draw:control="control22"/></text:span></text:span></text:p>
          </table:table-cell>
          <table:table-cell table:style-name="Tabel2.A1" office:value-type="string">
            <text:p text:style-name="P90"><text:span text:style-name="Strong_20_Emphasis"><text:span text:style-name="T91"><draw:control text:anchor-type="as-char" draw:z-index="24" draw:name="Vorm 10" draw:style-name="gr1" draw:text-style-name="P91" svg:width="0.35cm" svg:height="0.35cm" draw:control="control23"/></text:span></text:span></text:p>
          </table:table-cell>
          <table:table-cell table:style-name="Tabel2.D3" office:value-type="string">
            <text:p text:style-name="P72"><text:span text:style-name="Strong_20_Emphasis"><text:span text:style-name="T56">Typ </text:span></text:span><text:span text:style-name="Strong_20_Emphasis"><text:span text:style-name="T42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58">Selecteer</text:span></text:span><text:span text:style-name="Strong_20_Emphasis"><text:span text:style-name="T46"> </text:span></text:span><text:span text:style-name="Strong_20_Emphasis"><text:span text:style-name="T79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7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7"/>
      <text:p text:style-name="P6"/>
      <text:p text:style-name="P54"><text:span text:style-name="T82">E</text:span><text:span text:style-name="T83">inde c</text:span><text:span text:style-name="T84">hecklist, </text:span><text:span text:style-name="T85">d</text:span><text:span text:style-name="T84">e</text:span><text:span text:style-name="T173"> installatie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Strong_20_Emphasis"><text:span text:style-name="T174"><text:s/></text:span></text:span><text:span text:style-name="Strong_20_Emphasis"><text:span text:style-name="T177"><text:user-field-get text:name="Edition">Server</text:user-field-get></text:span></text:span><text:span text:style-name="Strong_20_Emphasis"><text:span text:style-name="T177"><text:s/></text:span></text:span><text:span text:style-name="T173">is voltooid.</text:span></text:p>
      <text:p text:style-name="P30"/>
      <text:list text:style-name="L2">
        <text:list-header>
          <text:p text:style-name="P88"><text:span text:style-name="Emphasis"><text:span text:style-name="T23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0">Karel Zimmer</text:span></text:span></text:a><text:span text:style-name="Emphasis"><text:span text:style-name="T241">.</text:span></text:span></text:p>
          <text:p text:style-name="P89"><text:span text:style-name="Emphasis"><text:span text:style-name="T241">C</text:span></text:span><text:span text:style-name="Emphasis"><text:span text:style-name="T242">C0</text:span></text:span><text:span text:style-name="Emphasis"><text:span text:style-name="T241"> 1.0 </text:span></text:span><text:span text:style-name="Emphasis"><text:span text:style-name="T243">Universeel</text:span></text:span><text:span text:style-name="Emphasis"><text:span text:style-name="T241"> </text:span></text:span><text:span text:style-name="Emphasis"><text:span text:style-name="T23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8"><text:s/></text:span></text:span><text:span text:style-name="Emphasis"><text:span text:style-name="T23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16T11:18:00.389435333">16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6T11:18:00.261171047</dc:date>
    <meta:keyword>Installatie</meta:keyword>
    <meta:keyword>Checklist</meta:keyword>
    <meta:keyword>Linux</meta:keyword>
    <meta:editing-cycles>6989</meta:editing-cycles>
    <meta:editing-duration>P12DT11H34M14S</meta:editing-duration>
    <meta:print-date>2021-03-23T20:07:57.967210640</meta:print-date>
    <dc:creator>Karel Zimmer</dc:creator>
    <meta:document-statistic meta:table-count="4" meta:image-count="2" meta:object-count="0" meta:page-count="4" meta:paragraph-count="76" meta:word-count="394" meta:character-count="2802" meta:non-whitespace-character-count="2423"/>
    <meta:user-defined meta:name="Info 1"/>
    <meta:user-defined meta:name="Info 2"/>
    <meta:user-defined meta:name="Info 3"/>
    <meta:user-defined meta:name="Info 4"/>
  </office:meta>
</office:document-meta>
</file>